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loext:graphic-properties draw:fill-color="#b3b3b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-color="#e6e6e6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rial" fo:font-size="12pt" fo:hyphenate="false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loext:graphic-properties draw:fill-color="#e6e6ff"/>
      <style:paragraph-properties fo:text-align="center"/>
      <style:text-properties style:font-name="Arial"/>
    </style:style>
    <style:style style:name="P6" style:family="paragraph">
      <style:paragraph-properties fo:text-align="center"/>
    </style:style>
    <style:style style:name="P7" style:family="paragraph">
      <loext:graphic-properties draw:fill-color="#e6e6e6"/>
      <style:paragraph-properties fo:text-align="center"/>
      <style:text-properties style:font-name="Ari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Arial" fo:font-size="12pt"/>
    </style:style>
    <style:style style:name="T2" style:family="text">
      <style:text-properties style:font-name="Arial"/>
    </style:style>
    <style:style style:name="T3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gr1" style:family="graphic">
      <style:graphic-properties draw:fill-color="#b3b3b3" draw:textarea-horizontal-align="justify" draw:textarea-vertical-align="top" draw:auto-grow-height="false" fo:min-height="7.639cm" fo:min-width="8.8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666666" draw:fill-color="#e6e6e6" draw:textarea-horizontal-align="justify" draw:textarea-vertical-align="top" draw:auto-grow-height="false" fo:min-height="3.117cm" fo:min-width="5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4c4c4c" draw:fill-color="#e6e6ff" draw:textarea-horizontal-align="justify" draw:textarea-vertical-align="middle" draw:auto-grow-height="false" fo:min-height="0.982cm" fo:min-width="1.7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4c4c4c" draw:fill-color="#e6e6e6" draw:textarea-horizontal-align="justify" draw:textarea-vertical-align="middle" draw:auto-grow-height="false" fo:min-height="1.794cm" fo:min-width="2.6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4c4c4c" draw:fill-color="#e6e6ff" draw:textarea-horizontal-align="justify" draw:textarea-vertical-align="middle" draw:auto-grow-height="false" fo:min-height="0.954cm" fo:min-width="1.6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4c4c4c" draw:fill-color="#e6e6ff" draw:textarea-horizontal-align="justify" draw:textarea-vertical-align="middle" draw:auto-grow-height="false" fo:min-height="0.654cm" fo:min-width="1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4c4c4c" draw:fill-color="#e6e6ff" draw:textarea-horizontal-align="justify" draw:textarea-vertical-align="middle" draw:auto-grow-height="false" fo:min-height="0.656cm" fo:min-width="1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4c4c4c" draw:fill-color="#e6e6e6" draw:textarea-horizontal-align="justify" draw:textarea-vertical-align="middle" draw:auto-grow-height="false" fo:min-height="1.513cm" fo:min-width="2.3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4c4c4c" draw:fill-color="#e6e6e6" draw:textarea-horizontal-align="justify" draw:textarea-vertical-align="middle" draw:auto-grow-height="false" fo:min-height="1.715cm" fo:min-width="2.7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12.546cm" svg:height="10.805cm" svg:x="2.602cm" svg:y="4.7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2" draw:style-name="gr2" draw:text-style-name="P3" svg:width="7.166cm" svg:height="4.409cm" svg:x="6.816cm" svg:y="10.112cm"><text:p text:style-name="P2"><text:span text:style-name="T1">XM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3" draw:style-name="gr3" draw:text-style-name="P5" svg:width="2.405cm" svg:height="1.389cm" svg:x="8.668cm" svg:y="12.735cm"><text:p text:style-name="P4"><text:span text:style-name="T2">DocBoo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3" draw:style-name="gr4" draw:text-style-name="P7" svg:width="3.774cm" svg:height="2.535cm" svg:x="3.043cm" svg:y="9.142cm"><text:p text:style-name="P6"><text:span text:style-name="T2">LaTe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3" draw:style-name="gr5" draw:text-style-name="P5" svg:width="2.271cm" svg:height="1.347cm" svg:x="10.654cm" svg:y="10.684cm"><text:p text:style-name="P4"><text:span text:style-name="T2">XHTM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3" draw:style-name="gr6" draw:text-style-name="P5" svg:width="1.5cm" svg:height="0.927cm" svg:x="11.423cm" svg:y="12.448cm"><text:p text:style-name="P4"><text:span text:style-name="T2">EA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3" draw:style-name="gr7" draw:text-style-name="P5" svg:width="1.5cm" svg:height="0.925cm" svg:x="8.708cm" svg:y="11.481cm"><text:p text:style-name="P4"><text:span text:style-name="T2">TE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Forme4" draw:style-name="gr8" draw:text-style-name="P9" svg:width="5.845cm" svg:height="1.138cm" svg:x="6.062cm" svg:y="5.514cm"><draw:text-box><text:p text:style-name="P8"><text:span text:style-name="T3">LANGAGES À BALISES</text:span></text:p></draw:text-box></draw:frame><draw:custom-shape text:anchor-type="paragraph" draw:z-index="8" draw:name="Forme3" draw:style-name="gr9" draw:text-style-name="P7" svg:width="3.287cm" svg:height="2.139cm" svg:x="5.666cm" svg:y="6.696cm"><text:p text:style-name="P6"><text:span text:style-name="T2">wikicod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3" draw:style-name="gr10" draw:text-style-name="P7" svg:width="3.883cm" svg:height="2.424cm" svg:x="9.611cm" svg:y="6.652cm"><text:p text:style-name="P6"><text:span text:style-name="T2">Markdow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Jolivet</meta:initial-creator>
    <meta:creation-date>2017-11-24T01:00:22.394799774</meta:creation-date>
    <dc:date>2017-11-24T01:16:36.149746862</dc:date>
    <dc:creator>Vincent Jolivet</dc:creator>
    <meta:editing-duration>PT6M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7.2$MacOSX_X86_64 LibreOffice_project/6b8ed514a9f8b44d37a1b96673cbbdd077e24059</meta:generator>
  </office:meta>
</office:document-meta>
</file>